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theApp</text:p>
      <text:p text:style-name="Standard"><text:a xlink:type="simple" xlink:href="https://github.com/cloudgrey-io/the-app/releases/tag/v1.2.1" text:style-name="Internet_20_link" text:visited-style-name="Visited_20_Internet_20_Link">https://github.com/cloudgrey-io/the-app/releases/tag/v1.2.1</text:a></text:p>
      <text:p text:style-name="Standard"/>
      <text:p text:style-name="Standard"><text:a xlink:type="simple" xlink:href="https://github.com/cloudgrey-io/the-app" text:style-name="Internet_20_link" text:visited-style-name="Visited_20_Internet_20_Link">https://github.com/cloudgrey-io/the-app</text:a></text:p>
      <text:p text:style-name="Standard"/>
      <text:p text:style-name="Standard"><text:a xlink:type="simple" xlink:href="https://mvnrepository.com/artifact/io.appium/java-client/7.3.0" text:style-name="Internet_20_link" text:visited-style-name="Visited_20_Internet_20_Link">https://mvnrepository.com/artifact/io.appium/java-client/7.3.0</text:a></text:p>
      <text:p text:style-name="Standard"/>
      <text:p text:style-name="Standard">maven</text:p>
      <text:p text:style-name="Standard">&lt;!-- https://mvnrepository.com/artifact/io.appium/java-client --&gt;</text:p>
      <text:p text:style-name="Standard">&lt;dependency&gt;</text:p>
      <text:p text:style-name="Standard"><text:s text:c="4"/>&lt;groupId&gt;io.appium&lt;/groupId&gt;</text:p>
      <text:p text:style-name="Standard"><text:s text:c="4"/>&lt;artifactId&gt;java-client&lt;/artifactId&gt;</text:p>
      <text:p text:style-name="Standard"><text:s text:c="4"/>&lt;version&gt;7.3.0&lt;/version&gt;</text:p>
      <text:p text:style-name="Standard">&lt;/dependency&gt;</text:p>
      <text:p text:style-name="Standard"/>
      <text:p text:style-name="Standard">gradle</text:p>
      <text:p text:style-name="Standard">// https://mvnrepository.com/artifact/io.appium/java-client</text:p>
      <text:p text:style-name="Standard">compile group: 'io.appium', name: 'java-client', version: '7.3.0'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han Srinivasan</meta:initial-creator>
    <meta:creation-date>2020-01-23T17:35:40</meta:creation-date>
    <meta:document-statistic meta:table-count="0" meta:image-count="0" meta:object-count="0" meta:page-count="1" meta:paragraph-count="14" meta:word-count="24" meta:character-count="491"/>
    <dc:date>2020-01-23T17:38:40</dc:date>
    <dc:creator>Mohan Srinivasan</dc:creator>
    <meta:editing-duration>PT3M1S</meta:editing-duration>
    <meta:editing-cycles>1</meta:editing-cycles>
    <meta:generator>OpenOffice/4.1.6$Unix OpenOffice.org_project/416m1$Build-9790</meta:generator>
  </office:meta>
</office:document-meta>
</file>